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c03" officeooo:paragraph-rsid="000a8c03"/>
    </style:style>
    <style:style style:name="P2" style:family="paragraph" style:parent-style-name="Standard">
      <style:text-properties officeooo:rsid="000be3b0" officeooo:paragraph-rsid="000be3b0"/>
    </style:style>
    <style:style style:name="T1" style:family="text">
      <style:text-properties officeooo:rsid="000be3b0"/>
    </style:style>
    <style:style style:name="T2" style:family="text">
      <style:text-properties officeooo:rsid="000bec37"/>
    </style:style>
    <style:style style:name="T3" style:family="text">
      <style:text-properties officeooo:rsid="000ce02d"/>
    </style:style>
    <style:style style:name="T4" style:family="text">
      <style:text-properties officeooo:rsid="000d94a4"/>
    </style:style>
    <style:style style:name="T5" style:family="text">
      <style:text-properties officeooo:rsid="000e8ba8"/>
    </style:style>
    <style:style style:name="T6" style:family="text">
      <style:text-properties officeooo:rsid="000ff9fb"/>
    </style:style>
    <style:style style:name="T7" style:family="text">
      <style:text-properties officeooo:rsid="00112861"/>
    </style:style>
    <style:style style:name="T8" style:family="text">
      <style:text-properties officeooo:rsid="00114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hy is Venus so difficult to settle?</text:p>
      <text:p text:style-name="P1"><text:tab/><text:span text:style-name="T1">The atmosphere is incredible thick and the pressure would crush a human easily, and the <text:tab/>temperatures are way too high. The last sent probe lasted only 157minutes before getting <text:tab/>destroyed.</text:span></text:p>
      <text:p text:style-name="P1">2) Where is the best place to live on Venus? Why?</text:p>
      <text:p text:style-name="P2"><text:tab/>The best place to live on Venus is in the atmosphere, at 50 km high. <text:span text:style-name="T2">(1.05 atm of pressure and <text:tab/></text:span><text:span text:style-name="T3">a</text:span><text:span text:style-name="T2">75°C for temperature)</text:span></text:p>
      <text:p text:style-name="P1">3) What are the advantages of settling Venus compared to Mars?</text:p>
      <text:p text:style-name="P1"><text:tab/><text:span text:style-name="T3">Venus has a thicker atmosphere, leading in better radiation shielding, </text:span><text:span text:style-name="T4">the mission time is much <text:tab/>shorter</text:span></text:p>
      <text:p text:style-name="P1">4) What are the phases of NASA’s “Havoc” mission?</text:p>
      <text:p text:style-name="P1"><text:tab/><text:span text:style-name="T5">1 – Robot probe</text:span></text:p>
      <text:p text:style-name="P1"><text:tab/><text:span text:style-name="T6">2 – Humans in orbit</text:span></text:p>
      <text:p text:style-name="P1"><text:tab/><text:span text:style-name="T6">3 – </text:span><text:span text:style-name="T7">2 astronauts for 30-day mission</text:span></text:p>
      <text:p text:style-name="P1"><text:tab/><text:span text:style-name="T8">4 – Human coloniza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6:24:04.751969528</meta:creation-date>
    <dc:date>2023-01-26T17:19:35.942058341</dc:date>
    <meta:editing-duration>PT55M28S</meta:editing-duration>
    <meta:editing-cycles>10</meta:editing-cycles>
    <meta:generator>LibreOffice/7.4.4.2$Linux_X86_64 LibreOffice_project/40$Build-2</meta:generator>
    <meta:document-statistic meta:table-count="0" meta:image-count="0" meta:object-count="0" meta:page-count="1" meta:paragraph-count="11" meta:word-count="124" meta:character-count="708" meta:non-whitespace-character-count="580"/>
  </office:meta>
</office:document-meta>
</file>